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eeeeee" draw:textarea-horizontal-align="justify" draw:textarea-vertical-align="middle" draw:auto-grow-height="false" fo:min-height="4.678cm" fo:min-width="3.151cm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356cm" draw:marker-end-width="0.356cm" draw:fill-color="#eeeeee" draw:textarea-horizontal-align="justify" draw:textarea-vertical-align="middle" draw:auto-grow-height="false" fo:min-height="4.626cm" fo:min-width="3.099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objectwithoutfill">
      <style:graphic-properties draw:stroke="dash" draw:stroke-dash="Fine_20_Dashed"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0.534cm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1.147cm" fo:min-width="3.056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51cm" svg:height="4.928cm" draw:transform="skewX (0.436332312998582) rotate (0.400727596257898) translate (2.464cm 3.18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51cm" svg:height="4.928cm" draw:transform="skewX (0.436332312998582) rotate (0.400727596257898) translate (5.004cm 3.18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51cm" svg:height="4.928cm" draw:transform="skewX (0.436332312998582) rotate (0.400727596257898) translate (7.544cm 3.18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51cm" svg:height="4.928cm" draw:transform="skewX (0.436332312998582) rotate (0.400727596257898) translate (10.084cm 3.18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51cm" svg:height="4.928cm" draw:transform="skewX (0.436332312998582) rotate (0.400727596257898) translate (12.624cm 3.18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51cm" svg:height="4.928cm" draw:transform="skewX (0.436332312998582) rotate (0.400727596257898) translate (15.164cm 3.313cm)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27cm" svg:y1="9.763cm" svg:x2="19.796cm" svg:y2="9.763cm">
          <text:p/>
        </draw:line>
        <draw:frame draw:style-name="gr4" draw:text-style-name="P4" draw:layer="layout" svg:width="2.159cm" svg:height="1.038cm" svg:x="3.032cm" svg:y="1.232cm">
          <draw:text-box>
            <text:p text:style-name="P3"><text:span text:style-name="T1">t = 0</text:span></text:p>
          </draw:text-box>
        </draw:frame>
        <draw:frame draw:style-name="gr4" draw:text-style-name="P4" draw:layer="layout" svg:width="2.159cm" svg:height="1.038cm" svg:x="16.621cm" svg:y="1.127cm">
          <draw:text-box>
            <text:p text:style-name="P3"><text:span text:style-name="T1">t = T</text:span></text:p>
          </draw:text-box>
        </draw:frame>
        <draw:line draw:style-name="gr5" draw:text-style-name="P2" draw:layer="layout" svg:x1="19.669cm" svg:y1="11.16cm" svg:x2="2.27cm" svg:y2="11.033cm">
          <text:p/>
        </draw:line>
        <draw:frame draw:style-name="gr6" draw:text-style-name="P6" draw:layer="layout" svg:width="7.366cm" svg:height="0.962cm" svg:x="7.858cm" svg:y="8.725cm">
          <draw:text-box>
            <text:p text:style-name="P5"><text:span text:style-name="T2">Forward simulation</text:span></text:p>
          </draw:text-box>
        </draw:frame>
        <draw:frame draw:style-name="gr6" draw:text-style-name="P6" draw:layer="layout" svg:width="7.366cm" svg:height="0.962cm" svg:x="7.858cm" svg:y="9.944cm">
          <draw:text-box>
            <text:p text:style-name="P5"><text:span text:style-name="T2">Backward tuning</text:span></text:p>
          </draw:text-box>
        </draw:frame>
        <draw:custom-shape draw:style-name="gr7" draw:text-style-name="P7" draw:layer="layout" svg:width="3.556cm" svg:height="1.397cm" svg:x="2.397cm" svg:y="11.286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6" draw:layer="layout" svg:width="8.89cm" svg:height="0.962cm" svg:x="7.858cm" svg:y="11.468cm">
          <draw:text-box>
            <text:p text:style-name="P5"><text:span text:style-name="T2">Local weight adjust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08:54:57.226256961</meta:creation-date>
    <dc:date>2017-06-27T09:05:11.238366859</dc:date>
    <meta:editing-duration>PT10M14S</meta:editing-duration>
    <meta:editing-cycles>1</meta:editing-cycles>
    <meta:document-statistic meta:object-count="14"/>
    <meta:generator>LibreOffice/5.2.7.2$Linux_X86_64 LibreOffice_project/20$Build-2</meta:generator>
  </office:meta>
</office:document-meta>
</file>